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393cm" style:rel-column-width="5371*"/>
    </style:style>
    <style:style style:name="Таблица1.B" style:family="table-column">
      <style:table-column-properties style:column-width="3.298cm" style:rel-column-width="12715*"/>
    </style:style>
    <style:style style:name="Таблица1.C" style:family="table-column">
      <style:table-column-properties style:column-width="4.11cm" style:rel-column-width="15843*"/>
    </style:style>
    <style:style style:name="Таблица1.D" style:family="table-column">
      <style:table-column-properties style:column-width="8.199cm" style:rel-column-width="3160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ae1a3" officeooo:paragraph-rsid="002ae1a3"/>
    </style:style>
    <style:style style:name="P2" style:family="paragraph" style:parent-style-name="Standard">
      <style:text-properties officeooo:rsid="002ae1a3" officeooo:paragraph-rsid="002cc904"/>
    </style:style>
    <style:style style:name="P3" style:family="paragraph" style:parent-style-name="Standard">
      <style:text-properties officeooo:rsid="002ae1a3" officeooo:paragraph-rsid="002ae1a3" fo:background-color="#b2b2b2"/>
    </style:style>
    <style:style style:name="P4" style:family="paragraph" style:parent-style-name="Standard">
      <style:text-properties officeooo:rsid="002ae1a3" officeooo:paragraph-rsid="002ae1a3" fo:background-color="transparent"/>
    </style:style>
    <style:style style:name="P5" style:family="paragraph" style:parent-style-name="Standard">
      <style:text-properties officeooo:rsid="002ae1a3" officeooo:paragraph-rsid="002cc904" fo:background-color="transparent"/>
    </style:style>
    <style:style style:name="P6" style:family="paragraph" style:parent-style-name="Standard">
      <style:text-properties officeooo:rsid="002cc904" officeooo:paragraph-rsid="002cc904"/>
    </style:style>
    <style:style style:name="P7" style:family="paragraph" style:parent-style-name="Table_20_Contents">
      <style:text-properties officeooo:rsid="002cc904" officeooo:paragraph-rsid="002cc904"/>
    </style:style>
    <style:style style:name="P8" style:family="paragraph" style:parent-style-name="Standard" style:list-style-name="L1">
      <style:text-properties fo:font-weight="bold" officeooo:rsid="002ae1a3" officeooo:paragraph-rsid="002ae1a3" style:font-weight-asian="bold" style:font-weight-complex="bold"/>
    </style:style>
    <style:style style:name="P9" style:family="paragraph" style:parent-style-name="Standard" style:list-style-name="L1">
      <style:text-properties fo:font-weight="bold" officeooo:rsid="002ae1a3" officeooo:paragraph-rsid="002cc904" style:font-weight-asian="bold" style:font-weight-complex="bold"/>
    </style:style>
    <style:style style:name="P10" style:family="paragraph" style:parent-style-name="Standard" style:list-style-name="L2">
      <style:text-properties officeooo:rsid="002ae1a3" officeooo:paragraph-rsid="002ae1a3"/>
    </style:style>
    <style:style style:name="T1" style:family="text">
      <style:text-properties officeooo:rsid="002cc904"/>
    </style:style>
    <style:style style:name="T2" style:family="text">
      <style:text-properties officeooo:rsid="002d93dc"/>
    </style:style>
    <style:style style:name="T3" style:family="text">
      <style:text-properties officeooo:rsid="002f0794"/>
    </style:style>
    <style:style style:name="T4" style:family="text">
      <style:text-properties officeooo:rsid="002fc8a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33298762" text:style-name="L1">
        <text:list-header>
          <text:p text:style-name="P8">1. Подключение к VPN</text:p>
        </text:list-header>
      </text:list>
      <text:p text:style-name="P1"/>
      <text:p text:style-name="P1"><text:tab/>Для получения доступа к ресурсам пользователю передается конфигурационный файл для OpenVPN Client вида: &lt;Ueser&gt;.ovpn. </text:p>
      <text:p text:style-name="P1"><text:tab/>Поскольку в файл зашита ключевая информация, касающаяся непосредственно пользователя, Пользователь обязан обеспечить надёжное хранение этого файла:</text:p>
      <text:list xml:id="list1640976275" text:style-name="L2">
        <text:list-item>
          <text:p text:style-name="P10">Не пересылать по открытым каналам связи (eMail, messangers, social networks и т.д.).</text:p>
        </text:list-item>
        <text:list-item>
          <text:p text:style-name="P10">Не допускать возможности завладения файлом третьими лицами.</text:p>
        </text:list-item>
        <text:list-item>
          <text:p text:style-name="P10">В случае утери файла или подозрении на компроментацию, незамедлительно сообщить об этом …. Администратору ИБ.</text:p>
        </text:list-item>
      </text:list>
      <text:p text:style-name="P1"/>
      <text:p text:style-name="P1"><text:tab/>Для подключения к VPN серверу можно воспользоваться различным ПО, в том числе встроенном в ОС, на которой работает пользователь.</text:p>
      <text:p text:style-name="P1">Для примера, с помощью консольной утилиты:</text:p>
      <text:p text:style-name="P3">sudo openvpn --conf<text:span text:style-name="T3">ig</text:span> ./user1.ovpn</text:p>
      <text:p text:style-name="P4"/>
      <text:p text:style-name="P4"><text:tab/>Для работы с серверами площадки <text:span text:style-name="T2">по их именам </text:span>пользователю необходимо добавить в свой файл hosts имена серверов площадки (test-mon и test-mgmt). Список передается пользователю администратором по запросу от пользователя.</text:p>
      <text:p text:style-name="P4"/>
      <text:p text:style-name="P4">В настоящей практике:</text:p>
      <text:p text:style-name="P3">test-mon 10.128.0.<text:span text:style-name="T4">XX</text:span></text:p>
      <text:p text:style-name="P3">test-mgmt 10.128.0.<text:span text:style-name="T4">XX</text:span></text:p>
      <text:p text:style-name="P3"/>
      <text:list xml:id="list125550881802549" text:continue-list="list2133298762" text:style-name="L1">
        <text:list-header>
          <text:p text:style-name="P9"><text:span text:style-name="T1">2</text:span>. Подключение к <text:span text:style-name="T1">ресурсам</text:span></text:p>
        </text:list-header>
      </text:list>
      <text:p text:style-name="P2"/>
      <text:p text:style-name="P6">Ресурсы площад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">№ п/п</text:p>
          </table:table-cell>
          <table:table-cell table:style-name="Таблица1.A1" office:value-type="string">
            <text:p text:style-name="P7">Ресурс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>1.</text:p>
          </table:table-cell>
          <table:table-cell table:style-name="Таблица1.A2" office:value-type="string">
            <text:p text:style-name="P7">Мониторинг Prometheus</text:p>
          </table:table-cell>
          <table:table-cell table:style-name="Таблица1.A2" office:value-type="string">
            <text:p text:style-name="P7">https://test-mon:9090</text:p>
          </table:table-cell>
          <table:table-cell table:style-name="Таблица1.D2" office:value-type="string">
            <text:p text:style-name="P7">Мониторинг нашей площадки.</text:p>
            <text:p text:style-name="P7">Для доступа требуется ввести имя пользователя и пароль, которые выдаются по запросу. (Пароль задается при развертывании инфраструктуры и может быть поменян в процессе эксплуатации).</text:p>
          </table:table-cell>
        </table:table-row>
        <table:table-row>
          <table:table-cell table:style-name="Таблица1.A2" office:value-type="string">
            <text:p text:style-name="P7">2.</text:p>
          </table:table-cell>
          <table:table-cell table:style-name="Таблица1.A2" office:value-type="string">
            <text:p text:style-name="P7">Alertmanager</text:p>
          </table:table-cell>
          <table:table-cell table:style-name="Таблица1.A2" office:value-type="string">
            <text:p text:style-name="P7">https://test-mon:9993</text:p>
          </table:table-cell>
          <table:table-cell table:style-name="Таблица1.D2" office:value-type="string">
            <text:p text:style-name="P7">Alertmanager от Prometheus</text:p>
          </table:table-cell>
        </table:table-row>
        <table:table-row>
          <table:table-cell table:style-name="Таблица1.A2" office:value-type="string">
            <text:p text:style-name="P7">3.</text:p>
          </table:table-cell>
          <table:table-cell table:style-name="Таблица1.A2" office:value-type="string">
            <text:p text:style-name="P7">Сервер управления</text:p>
          </table:table-cell>
          <table:table-cell table:style-name="Таблица1.A2" office:value-type="string">
            <text:p text:style-name="P7">ssh test-mgmt</text:p>
          </table:table-cell>
          <table:table-cell table:style-name="Таблица1.D2" office:value-type="string">
            <text:p text:style-name="P7">Авторизация по сертификатам.</text:p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7:02:32.497042467</meta:creation-date>
    <dc:date>2026-03-14T12:55:50.371192272</dc:date>
    <meta:editing-duration>PT4H50M43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191" meta:character-count="1453" meta:non-whitespace-character-count="1291"/>
  </office:meta>
</office:document-meta>
</file>